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6pt" style:text-underline-style="solid" style:text-underline-width="auto" style:text-underline-color="font-color" fo:font-weight="bold" officeooo:rsid="007f4ced" officeooo:paragraph-rsid="007f4ced" style:font-size-asian="16pt" style:font-weight-asian="bold" style:font-size-complex="16pt" style:font-weight-complex="bold"/>
    </style:style>
    <style:style style:name="P5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P6" style:family="paragraph" style:parent-style-name="Text_20_body">
      <style:text-properties officeooo:paragraph-rsid="004b866e"/>
    </style:style>
    <style:style style:name="P7" style:family="paragraph" style:parent-style-name="Text_20_body">
      <style:text-properties officeooo:paragraph-rsid="0041e98c"/>
    </style:style>
    <style:style style:name="P8" style:family="paragraph" style:parent-style-name="Text_20_body">
      <style:text-properties style:font-name="Calibri" fo:font-size="10pt" fo:font-weight="normal" officeooo:rsid="007bc474" officeooo:paragraph-rsid="007bc474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" fo:font-size="4pt" fo:font-weight="normal" officeooo:rsid="003e5048" officeooo:paragraph-rsid="007ad237" style:font-size-asian="4.19999980926514pt" style:font-weight-asian="normal" style:font-size-complex="4.80000019073486pt" style:font-weight-complex="normal"/>
    </style:style>
    <style:style style:name="P10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7fc1d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45763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69aab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6857b" officeooo:paragraph-rsid="0086857b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c974" officeooo:paragraph-rsid="007ec974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fcf8" officeooo:paragraph-rsid="007efcf8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f4ced" officeooo:paragraph-rsid="007f4ced" style:font-size-asian="10pt" style:font-weight-asian="normal" style:font-size-complex="10pt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fo:font-weight="bold" officeooo:rsid="00796028" style:font-name-asian="Noto Sans CJK SC" style:font-weight-asian="bold" style:font-name-complex="Lohit Devanagari" style:font-weight-complex="bold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8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fa05e" style:font-weight-asian="bold" style:font-weight-complex="bold"/>
    </style:style>
    <style:style style:name="T14" style:family="text">
      <style:text-properties officeooo:rsid="00b37a15"/>
    </style:style>
    <style:style style:name="T15" style:family="text">
      <style:text-properties officeooo:rsid="007fa05e"/>
    </style:style>
    <style:style style:name="T16" style:family="text">
      <style:text-properties officeooo:rsid="00899943"/>
    </style:style>
    <style:style style:name="T17" style:family="text">
      <style:text-properties officeooo:rsid="008b471b"/>
    </style:style>
    <style:style style:name="T18" style:family="text">
      <style:text-properties officeooo:rsid="008d369c"/>
    </style:style>
    <style:style style:name="T19" style:family="text">
      <style:text-properties officeooo:rsid="008e3694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ctivité </text:span><text:span text:style-name="T2">3</text:span><text:span text:style-name="T3">: Masse volumique des liquides et des solides .</text:span></text:p>
      <text:p text:style-name="P1"><text:span text:style-name="T11">Objectifs :</text:span><text:span text:style-name="T6"> </text:span></text:p>
      <text:p text:style-name="P6"><text:span text:style-name="T7">-</text:span><text:span text:style-name="T8"> </text:span><text:span text:style-name="T9">Notion de masse volumique</text:span></text:p>
      <text:p text:style-name="P2">Contexte :</text:p>
      <text:p text:style-name="P8">Oscar maîtrise désormais la notion de solubilité grâce à son fils. En revanche lorsque le sel se dissous dans l'eau, il se demande si la masse totale du sel et de l'eau est conservée.</text:p>
      <text:p text:style-name="P9"/>
      <text:p text:style-name="P7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4">Votre mission-travail à réaliser </text:span><text:span text:style-name="T5">:</text:span></text:p>
      <text:list xml:id="list2351158041" text:style-name="L1">
        <text:list-item>
          <text:p text:style-name="P13"><text:span text:style-name="T12">Imaginer</text:span> une expérience qui permette de répondre à la question de Osca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list xml:id="list85319240756494" text:continue-numbering="true" text:style-name="L1">
        <text:list-item>
          <text:p text:style-name="P14">Noter l'expérience qui sera réalisée en classe :</text:p>
        </text:list-item>
      </text:list>
      <text:p text:style-name="P12"><draw:frame text:anchor-type="paragraph" draw:z-index="1" draw:name="Shape1" draw:style-name="gr1" draw:text-style-name="P19" svg:width="3.479cm" svg:height="0.489cm" svg:x="13.471cm" svg:y="0.162cm"><draw:text-box><text:p text:style-name="P18"><text:span text:style-name="T20">Schéma :</text:span></text:p></draw:text-box></draw:frame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list xml:id="list85319405700078" text:continue-numbering="true" text:style-name="L1">
        <text:list-item>
          <text:p text:style-name="P15"><text:span text:style-name="T12">Réaliser</text:span> l'expérience.</text:p>
        </text:list-item>
        <text:list-item>
          <text:p text:style-name="P16">Comparer une solution d'eau pure et une solution d'eau salée, Quelle remarque peut-on faire ? Quelle est la grandeur physique <text:span text:style-name="T16">qui change</text:span>?</text:p>
        </text:list-item>
      </text:list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4"><text:span text:style-name="T14">P</text:span>our aller plus loin :</text:p>
      <text:list xml:id="list85319871574692" text:continue-numbering="true" text:style-name="L1">
        <text:list-item>
          <text:p text:style-name="P17">N<text:span text:style-name="T15">ous avons compar</text:span><text:span text:style-name="T17">é</text:span><text:span text:style-name="T15"> différent</text:span><text:span text:style-name="T18">s</text:span><text:span text:style-name="T15"> liquides, si nous avions du comparer des solides, comment aurions nous procéd</text:span><text:span text:style-name="T19">é</text:span><text:span text:style-name="T15">? </text:span><text:span text:style-name="T13">Imaginer </text:span><text:span text:style-name="T15">l'expérience.</text:span></text:p>
        </text:list-item>
      </text:list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0M24S</meta:editing-duration>
    <meta:editing-cycles>40</meta:editing-cycles>
    <meta:generator>LibreOffice/7.0.4.2$Linux_X86_64 LibreOffice_project/00$Build-2</meta:generator>
    <meta:creation-date>2021-02-11T10:59:54.903285377</meta:creation-date>
    <meta:initial-creator>J Cercy</meta:initial-creator>
    <dc:date>2021-06-02T08:53:14.947079853</dc:date>
    <dc:creator>J Cercy</dc:creator>
    <meta:document-statistic meta:table-count="0" meta:image-count="1" meta:object-count="0" meta:page-count="1" meta:paragraph-count="28" meta:word-count="146" meta:character-count="2009" meta:non-whitespace-character-count="1890"/>
  </office:meta>
</office:document-meta>
</file>